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  <style:style style:name="P6" style:family="paragraph" style:parent-style-name="Table_20_Contents">
      <style:text-properties officeooo:rsid="0021573c" officeooo:paragraph-rsid="0021573c"/>
    </style:style>
    <style:style style:name="P7" style:family="paragraph" style:parent-style-name="Table_20_Contents">
      <style:text-properties officeooo:rsid="002591a9" officeooo:paragraph-rsid="002591a9"/>
    </style:style>
    <style:style style:name="P8" style:family="paragraph" style:parent-style-name="Table_20_Contents">
      <style:text-properties officeooo:rsid="0021573c" officeooo:paragraph-rsid="0021573c"/>
    </style:style>
    <style:style style:name="P9" style:family="paragraph" style:parent-style-name="Table_20_Contents">
      <style:text-properties officeooo:rsid="0027d546" officeooo:paragraph-rsid="0027d546"/>
    </style:style>
    <style:style style:name="T1" style:family="text">
      <style:text-properties officeooo:rsid="002591a9"/>
    </style:style>
    <style:style style:name="T2" style:family="text">
      <style:text-properties officeooo:rsid="0026f622"/>
    </style:style>
    <style:style style:name="T3" style:family="text">
      <style:text-properties officeooo:rsid="0027d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<text:span text:style-name="T3">Gestionar</text:span> Poema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9">Gestor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<text:span text:style-name="T2">editar un borrador de un poema</text:span>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9">Leer fichas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P7">Trabajar Poemas,<text:span text:style-name="T3">Eliminar Fichas</text:span>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P7">Usuario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P6">1. El <text:span text:style-name="T1">actor </text:span><text:span text:style-name="T3">gestiona</text:span><text:span text:style-name="T1"> </text:span><text:span text:style-name="T3">las fichas</text:span><text:span text:style-name="T1">.</text:span></text:p>
            <text:p text:style-name="P7"><text:span text:style-name="T3">3</text:span>. El actor <text:span text:style-name="T3">elimina fichas</text:span>.</text:p>
          </table:table-cell>
          <table:table-cell table:style-name="Tabla1.B2" office:value-type="string">
            <text:p text:style-name="P6"><text:span text:style-name="T3">2</text:span>.<text:span text:style-name="T1">El sistema </text:span><text:span text:style-name="T3">carga las fichas</text:span><text:span text:style-name="T1">.</text:span></text:p>
            <text:p text:style-name="P9">3. El sistema elimina el borrado asociado a la fich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3T20:19:45.578000000</dc:date>
    <meta:editing-duration>PT2H40M34S</meta:editing-duration>
    <meta:editing-cycles>7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3" meta:word-count="68" meta:character-count="414" meta:non-whitespace-character-count="369"/>
  </office:meta>
</office:document-meta>
</file>